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0.5pt" fo:font-style="normal" fo:font-weight="bold" style:font-size-asian="10.5pt" style:font-style-asian="normal" style:font-weight-asian="bold" style:font-size-complex="10.5pt" style:font-style-complex="normal" style:font-weight-complex="bold"/>
    </style:style>
    <style:style style:name="P3"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4" style:family="paragraph" style:parent-style-name="Standard">
      <style:paragraph-properties fo:text-align="justify" style:justify-single-word="false"/>
      <style:text-properties style:font-name="Arial"/>
    </style:style>
    <style:style style:name="P5" style:family="paragraph" style:parent-style-name="Text_20_body">
      <style:paragraph-properties fo:text-align="center" style:justify-single-word="false"/>
    </style:style>
    <style:style style:name="P6" style:family="paragraph" style:parent-style-name="Text_20_body">
      <style:paragraph-properties fo:margin-top="0cm" fo:margin-bottom="0cm" fo:text-align="center" style:justify-single-word="false"/>
      <style:text-properties style:font-name="Arial1" fo:font-size="12pt" fo:font-weight="bold"/>
    </style:style>
    <style:style style:name="T1" style:family="text">
      <style:text-properties fo:font-size="13pt" fo:font-weight="bold" style:font-size-asian="13pt" style:font-weight-asian="bold" style:font-size-complex="13pt" style:font-weight-complex="bold"/>
    </style:style>
    <style:style style:name="T2" style:family="text">
      <style:text-properties style:font-name="Arial1" fo:font-size="21pt" fo:font-style="normal" fo:font-weight="bold" style:font-size-asian="10.5pt" style:font-style-asian="normal" style:font-weight-asian="bold" style:font-size-complex="10.5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README</text:span></text:p>
      <text:p text:style-name="P6"/>
      <text:p text:style-name="P6">Praktikum Software Engeneering 1</text:p>
      <text:p text:style-name="P6">Termin 2</text:p>
      <text:p text:style-name="P6">Swaneet Sahoo, Steffen Schweneker</text:p>
      <text:p text:style-name="P6">21.11.13</text:p>
      <text:p text:style-name="P2"/>
      <text:p text:style-name="P1"/>
      <text:p text:style-name="P4">In diesem Dokument stehen Hinweise und Kommentare zu den Bearbeitungen der drie Aufgabe des zweiten SEP1 Termins.</text:p>
      <text:p text:style-name="P4"/>
      <text:p text:style-name="P4"><text:span text:style-name="T1">Aufgabe 3 - Geschäftsprozesse mit UML 2 Aktivitätsdiagrammen:</text:span></text:p>
      <text:p text:style-name="P4">Wir haben <text:s/>UML Aktivitätsdiagramme ausgearbeitet die einerseits die Online-Reservierung abdecken diese beinhaltet die Kommunikation zwischen dem Gast und dem System.</text:p>
      <text:p text:style-name="P4">Ausserdem ein UML <text:s/>Aktivitätsdiagramm das die Buchung vor Ort abdeckt diese beinhaltet Kommunikation zwischen dem Gast und der Rezeption sowie zwischen Rezeption und dem System. Der Übergang zwischen Reservierung und Buchung findet wie folgt statt: Sobald die Reservierungszeit endet und der Gast sein Zimmer nicht storniert hat wird das Zimmer als gebucht angesehen. Die Buchung vor Ort ist eine Reservierung die sofort in eine Buchung übergeht da der Gast das Zimmer sofort bezieht. Das Aus-checken aus dem Zimmer erfolgt automatisch nachdem die Buchungszeit vorbei ist deswegen haben wir dies nicht als UML Aktivitätsdiagramm gemacht.</text:p>
      <text:p text:style-name="P4">TODO: aktualisieren</text:p>
      <text:p text:style-name="P4"/>
      <text:p text:style-name="P3">Aufgabe 4: Dialogspezifikation:</text:p>
      <text:p text:style-name="P4">„siehe Dialogspezifikation.pdf“</text:p>
      <text:p text:style-name="P4"/>
      <text:p text:style-name="P4"><text:span text:style-name="T1">Aufgabe 5: Entwurf: Fachliche Architektur:</text:span></text:p>
      <text:p text:style-name="P4">Die fachliche Architektur bezieht sich auf den Anwendungsfall Online-Reservierung aus der Aufgabe aus Termin 1. Auf äußerster Ebene haben wir den Anwendungskern mit Schnittstellen zu Nachbarsystemen(in diesem Fall zur Buchhaltung) sowie eine angebotene Schnittstelle zu höheren Ebenen(„IAnwendungskernKomponente“). Die nächste Ebene bildet die einzelnen Komponenten ab. Auf der untersten Ebene haben wir nun unsere Entitäten aus dem Fachlochen Datenmod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fen Schweneker</meta:initial-creator>
    <meta:creation-date>2013-11-18T17:36:37</meta:creation-date>
    <dc:date>2013-11-21T10:56:59.15</dc:date>
    <meta:editing-duration>PT22M8S</meta:editing-duration>
    <meta:editing-cycles>25</meta:editing-cycles>
    <meta:generator>OpenOffice/4.0.1$Win32 OpenOffice.org_project/401m5$Build-9714</meta:generator>
    <meta:document-statistic meta:table-count="0" meta:image-count="0" meta:object-count="0" meta:page-count="1" meta:paragraph-count="14" meta:word-count="222" meta:character-count="1642"/>
  </office:meta>
</office:document-meta>
</file>